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016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0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Blad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ALU</text:p>
          </table:table-cell>
          <table:table-cell table:style-name="ce1" office:value-type="string">
            <text:p>TB</text:p>
          </table:table-cell>
          <table:table-cell table:style-name="ce1" office:value-type="string">
            <text:p>FB</text:p>
          </table:table-cell>
          <table:table-cell table:style-name="ce1" office:value-type="string">
            <text:p>S</text:p>
          </table:table-cell>
          <table:table-cell table:style-name="ce1" office:value-type="string">
            <text:p>P</text:p>
          </table:table-cell>
          <table:table-cell table:style-name="ce1" office:value-type="string">
            <text:p>LC</text:p>
          </table:table-cell>
          <table:table-cell table:style-name="ce1" office:value-type="string">
            <text:p>SEQ</text:p>
          </table:table-cell>
          <table:table-cell table:style-name="ce1" office:value-type="string">
            <text:p>uADR</text:p>
          </table:table-cell>
          <table:table-cell/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011</text:p>
          </table:table-cell>
          <table:table-cell table:style-name="ce2" office:value-type="string">
            <text:p>1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/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010</text:p>
          </table:table-cell>
          <table:table-cell table:style-name="ce2" office:value-type="string">
            <text:p>00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/>
        </table:table-row>
        <table:table-row table:style-name="ro1">
          <table:table-cell table:style-name="ce2" office:value-type="string">
            <text:p>0000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0</text:p>
          </table:table-cell>
          <table:table-cell table:style-name="ce2" office:value-type="string">
            <text:p>d</text:p>
          </table:table-cell>
          <table:table-cell/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001</text:p>
          </table:table-cell>
          <table:table-cell table:style-name="ce2" office:value-type="string">
            <text:p>1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1</text:p>
          </table:table-cell>
          <table:table-cell table:style-name="ce2" office:value-type="string">
            <text:p>d</text:p>
          </table:table-cell>
          <table:table-cell office:value-type="string">
            <text:p>Direktadressering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011</text:p>
          </table:table-cell>
          <table:table-cell table:style-name="ce2" office:value-type="string">
            <text:p>1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1</text:p>
          </table:table-cell>
          <table:table-cell table:style-name="ce2" office:value-type="string">
            <text:p>d</text:p>
          </table:table-cell>
          <table:table-cell office:value-type="string">
            <text:p>Immediate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001</text:p>
          </table:table-cell>
          <table:table-cell table:style-name="ce2" office:value-type="string">
            <text:p>1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Indirekt adressering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010</text:p>
          </table:table-cell>
          <table:table-cell table:style-name="ce2" office:value-type="string">
            <text:p>1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1</text:p>
          </table:table-cell>
          <table:table-cell table:style-name="ce2" office:value-type="string">
            <text:p>d</text:p>
          </table:table-cell>
          <table:table-cell office:value-type="string">
            <text:p>Indirekt adressering</text:p>
          </table:table-cell>
        </table:table-row>
        <table:table-row table:style-name="ro1">
          <table:table-cell table:style-name="ce2" office:value-type="string">
            <text:p>0001</text:p>
          </table:table-cell>
          <table:table-cell table:style-name="ce2" office:value-type="string">
            <text:p>001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Indexerad adressering</text:p>
          </table:table-cell>
        </table:table-row>
        <table:table-row table:style-name="ro1">
          <table:table-cell table:style-name="ce2" office:value-type="string">
            <text:p>100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/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1</text:p>
          </table:table-cell>
          <table:table-cell table:style-name="ce2" office:value-type="string">
            <text:p>d</text:p>
          </table:table-cell>
          <table:table-cell/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010</text:p>
          </table:table-cell>
          <table:table-cell table:style-name="ce2" office:value-type="string">
            <text:p>110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office:value-type="string">
            <text:p>LOAD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010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office:value-type="string">
            <text:p>STORE</text:p>
          </table:table-cell>
        </table:table-row>
        <table:table-row table:style-name="ro1">
          <table:table-cell table:style-name="ce2" office:value-type="string">
            <text:p>0001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000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ADD</text:p>
          </table:table-cell>
        </table:table-row>
        <table:table-row table:style-name="ro1">
          <table:table-cell table:style-name="ce2" office:value-type="string">
            <text:p>0100</text:p>
          </table:table-cell>
          <table:table-cell table:style-name="ce2" office:value-type="string">
            <text:p>010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ADD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10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office:value-type="string">
            <text:p>ADD</text:p>
          </table:table-cell>
        </table:table-row>
        <table:table-row table:style-name="ro1">
          <table:table-cell table:style-name="ce2" office:value-type="string">
            <text:p>0001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000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SUB</text:p>
          </table:table-cell>
        </table:table-row>
        <table:table-row table:style-name="ro1">
          <table:table-cell table:style-name="ce2" office:value-type="string">
            <text:p>0101</text:p>
          </table:table-cell>
          <table:table-cell table:style-name="ce2" office:value-type="string">
            <text:p>010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SUB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10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office:value-type="string">
            <text:p>SUB</text:p>
          </table:table-cell>
        </table:table-row>
        <table:table-row table:style-name="ro1">
          <table:table-cell table:style-name="ce2" office:value-type="string">
            <text:p>0001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000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AND</text:p>
          </table:table-cell>
        </table:table-row>
        <table:table-row table:style-name="ro1">
          <table:table-cell table:style-name="ce2" office:value-type="string">
            <text:p>0110</text:p>
          </table:table-cell>
          <table:table-cell table:style-name="ce2" office:value-type="string">
            <text:p>010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AND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10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office:value-type="string">
            <text:p>AND</text:p>
          </table:table-cell>
        </table:table-row>
        <table:table-row table:style-name="ro1">
          <table:table-cell table:style-name="ce2" office:value-type="string">
            <text:p>0001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000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LSR register → AR #100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001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LSR ladda loopräknaren #101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04</text:p>
          </table:table-cell>
          <table:table-cell office:value-type="string">
            <text:p>LSR hopp? #102</text:p>
          </table:table-cell>
        </table:table-row>
        <table:table-row table:style-name="ro1">
          <table:table-cell table:style-name="ce2" office:value-type="string">
            <text:p>1011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1</text:p>
          </table:table-cell>
          <table:table-cell table:style-name="ce2" office:value-type="string">
            <text:p>0101</text:p>
          </table:table-cell>
          <table:table-cell table:style-name="ce2" office:value-type="string">
            <text:p>102</text:p>
          </table:table-cell>
          <table:table-cell office:value-type="string">
            <text:p>LSR #103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10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office:value-type="string">
            <text:p>LSR #104</text:p>
          </table:table-cell>
        </table:table-row>
        <table:table-row table:style-name="ro1">
          <table:table-cell table:style-name="ce2" office:value-type="string">
            <text:p>0001</text:p>
          </table:table-cell>
          <table:table-cell table:style-name="ce2" office:value-type="string">
            <text:p>011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BRA</text:p>
          </table:table-cell>
        </table:table-row>
        <table:table-row table:style-name="ro1">
          <table:table-cell table:style-name="ce2" office:value-type="string">
            <text:p>1000</text:p>
          </table:table-cell>
          <table:table-cell table:style-name="ce2" office:value-type="string">
            <text:p>001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BRA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0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office:value-type="string">
            <text:p>BRA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14</text:p>
          </table:table-cell>
          <table:table-cell office:value-type="string">
            <text:p>BNE #110</text:p>
          </table:table-cell>
        </table:table-row>
        <table:table-row table:style-name="ro1">
          <table:table-cell table:style-name="ce2" office:value-type="string">
            <text:p>0001</text:p>
          </table:table-cell>
          <table:table-cell table:style-name="ce2" office:value-type="string">
            <text:p>011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BNE #111</text:p>
          </table:table-cell>
        </table:table-row>
        <table:table-row table:style-name="ro1">
          <table:table-cell table:style-name="ce2" office:value-type="string">
            <text:p>1000</text:p>
          </table:table-cell>
          <table:table-cell table:style-name="ce2" office:value-type="string">
            <text:p>001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BNE #112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0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office:value-type="string">
            <text:p>BNE #113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office:value-type="string">
            <text:p>BNE #114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1111</text:p>
          </table:table-cell>
          <table:table-cell table:style-name="ce2" office:value-type="string">
            <text:p>d</text:p>
          </table:table-cell>
          <table:table-cell office:value-type="string">
            <text:p>HALT</text:p>
          </table:table-cell>
        </table:table-row>
        <table:table-row table:style-name="ro1">
          <table:table-cell table:style-name="ce2" office:value-type="string">
            <text:p>0001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000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CMP</text:p>
          </table:table-cell>
        </table:table-row>
        <table:table-row table:style-name="ro1">
          <table:table-cell table:style-name="ce2" office:value-type="string">
            <text:p>0101</text:p>
          </table:table-cell>
          <table:table-cell table:style-name="ce2" office:value-type="string">
            <text:p>010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office:value-type="string">
            <text:p>CMP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17</text:p>
          </table:table-cell>
          <table:table-cell office:value-type="string">
            <text:p>BEQ #115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office:value-type="string">
            <text:p>BEQ #116</text:p>
          </table:table-cell>
        </table:table-row>
        <table:table-row table:style-name="ro1">
          <table:table-cell table:style-name="ce2" office:value-type="string">
            <text:p>0001</text:p>
          </table:table-cell>
          <table:table-cell table:style-name="ce2" office:value-type="string">
            <text:p>011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BEQ #117</text:p>
          </table:table-cell>
        </table:table-row>
        <table:table-row table:style-name="ro1">
          <table:table-cell table:style-name="ce2" office:value-type="string">
            <text:p>1000</text:p>
          </table:table-cell>
          <table:table-cell table:style-name="ce2" office:value-type="string">
            <text:p>001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office:value-type="string">
            <text:p>BEQ #118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0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office:value-type="string">
            <text:p>BEQ #119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1001</text:p>
          </table:table-cell>
          <table:table-cell table:style-name="ce2" office:value-type="string">
            <text:p>123</text:p>
          </table:table-cell>
          <table:table-cell table:style-name="ce3" office:value-type="string">
            <text:p>BGE #120 – hopp om N == 1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1110</text:p>
          </table:table-cell>
          <table:table-cell table:style-name="ce2" office:value-type="string">
            <text:p>125</text:p>
          </table:table-cell>
          <table:table-cell table:style-name="ce3" office:value-type="string">
            <text:p>BGE #121 – hopp om O == 0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table:style-name="ce3" office:value-type="string">
            <text:p>BGE #122 – INTE HOPP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1011</text:p>
          </table:table-cell>
          <table:table-cell table:style-name="ce2" office:value-type="string">
            <text:p>125</text:p>
          </table:table-cell>
          <table:table-cell table:style-name="ce3" office:value-type="string">
            <text:p>BGE #123 – hopp om O == 1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number-columns-repeated="2"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table:style-name="ce3" office:value-type="string">
            <text:p>BGE #124 – INTE HOPP</text:p>
          </table:table-cell>
        </table:table-row>
        <table:table-row table:style-name="ro1">
          <table:table-cell table:style-name="ce2" office:value-type="string">
            <text:p>0001</text:p>
          </table:table-cell>
          <table:table-cell table:style-name="ce2" office:value-type="string">
            <text:p>011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table:style-name="ce3" office:value-type="string">
            <text:p>BGE #125 – HOPP!!!!</text:p>
          </table:table-cell>
        </table:table-row>
        <table:table-row table:style-name="ro1">
          <table:table-cell table:style-name="ce2" office:value-type="string">
            <text:p>1000</text:p>
          </table:table-cell>
          <table:table-cell table:style-name="ce2" office:value-type="string">
            <text:p>001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00</text:p>
          </table:table-cell>
          <table:table-cell table:style-name="ce2" office:value-type="string">
            <text:p>d</text:p>
          </table:table-cell>
          <table:table-cell table:style-name="ce3" office:value-type="string">
            <text:p>BGE #126 – hopp2</text:p>
          </table:table-cell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0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11</text:p>
          </table:table-cell>
          <table:table-cell table:style-name="ce2" office:value-type="string">
            <text:p>d</text:p>
          </table:table-cell>
          <table:table-cell table:style-name="ce3" office:value-type="string">
            <text:p>BGE #127 – hopp3</text:p>
          </table:table-cell>
        </table:table-row>
        <table:table-row table:style-name="ro1" table:number-rows-repeated="37">
          <table:table-cell table:style-name="ce2" table:number-columns-repeated="8"/>
          <table:table-cell table:style-name="ce3"/>
        </table:table-row>
        <table:table-row table:style-name="ro1" table:number-rows-repeated="10">
          <table:table-cell table:style-name="ce2" table:number-columns-repeated="8"/>
          <table:table-cell table:style-name="ce4"/>
        </table:table-row>
        <table:table-row table:style-name="ro1" table:number-rows-repeated="41">
          <table:table-cell table:style-name="ce2" table:number-columns-repeated="8"/>
          <table:table-cell/>
        </table:table-row>
        <table:table-row table:style-name="ro2" table:number-rows-repeated="104843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row table:style-name="ro1" table:number-rows-repeated="5">
          <table:table-cell/>
          <table:table-cell table:style-name="Default" table:number-columns-repeated="5"/>
        </table:table-row>
        <table:table-row table:style-name="ro2">
          <table:table-cell/>
          <table:table-cell table:style-name="ce5" office:value-type="string">
            <text:p>PC</text:p>
          </table:table-cell>
          <table:table-cell table:style-name="ce5" office:value-type="string">
            <text:p>IR1</text:p>
          </table:table-cell>
          <table:table-cell table:style-name="ce5" office:value-type="string">
            <text:p>IR2</text:p>
          </table:table-cell>
          <table:table-cell table:style-name="ce5" office:value-type="string">
            <text:p>IR3</text:p>
          </table:table-cell>
          <table:table-cell table:style-name="ce5" office:value-type="string">
            <text:p>IR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string">
            <text:p>MOVHI R1,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MOVHI R2,0</text:p>
          </table:table-cell>
          <table:table-cell office:value-type="string">
            <text:p>MOVHI R1,0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ADDI R1,R1,8</text:p>
          </table:table-cell>
          <table:table-cell office:value-type="string">
            <text:p>MOVHI R2,0</text:p>
          </table:table-cell>
          <table:table-cell office:value-type="string">
            <text:p>MOVHI R1,0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ADDI R2,R2,20</text:p>
          </table:table-cell>
          <table:table-cell office:value-type="string">
            <text:p>ADDI R1,R1,8</text:p>
          </table:table-cell>
          <table:table-cell office:value-type="string">
            <text:p>MOVHI R2,0</text:p>
          </table:table-cell>
          <table:table-cell office:value-type="string">
            <text:p>MOVHI R1,0</text:p>
          </table:table-cell>
        </table:table-row>
        <table:table-row table:style-name="ro2">
          <table:table-cell/>
          <table:table-cell office:value-type="string">
            <text:p>10</text:p>
          </table:table-cell>
          <table:table-cell office:value-type="string">
            <text:p>LW R3,0(R2)</text:p>
          </table:table-cell>
          <table:table-cell office:value-type="string">
            <text:p>ADDI R2,R2,20</text:p>
          </table:table-cell>
          <table:table-cell office:value-type="string">
            <text:p>ADDI R1,R1,8</text:p>
          </table:table-cell>
          <table:table-cell office:value-type="string">
            <text:p>MOVHI R2,0</text:p>
          </table:table-cell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LW R4,20(R2)</text:p>
          </table:table-cell>
          <table:table-cell office:value-type="string">
            <text:p>LW R3,0(R2)</text:p>
          </table:table-cell>
          <table:table-cell office:value-type="string">
            <text:p>ADDI R2,R2,20</text:p>
          </table:table-cell>
          <table:table-cell office:value-type="string">
            <text:p>ADDI R1,R1,8</text:p>
          </table:table-cell>
        </table:table-row>
        <table:table-row table:style-name="ro2">
          <table:table-cell/>
          <table:table-cell office:value-type="string">
            <text:p>18</text:p>
          </table:table-cell>
          <table:table-cell table:style-name="ce6" office:value-type="string">
            <text:p>NOPE STALL</text:p>
          </table:table-cell>
          <table:table-cell office:value-type="string">
            <text:p>LW R4,20(R2)</text:p>
          </table:table-cell>
          <table:table-cell office:value-type="string">
            <text:p>LW R3,0(R2)</text:p>
          </table:table-cell>
          <table:table-cell office:value-type="string">
            <text:p>ADDI R2,R2,20</text:p>
          </table:table-cell>
        </table:table-row>
        <table:table-row table:style-name="ro2">
          <table:table-cell/>
          <table:table-cell office:value-type="string">
            <text:p>1C</text:p>
          </table:table-cell>
          <table:table-cell office:value-type="string">
            <text:p>MUL R5,R4,R3</text:p>
          </table:table-cell>
          <table:table-cell table:style-name="ce6" office:value-type="string">
            <text:p>NOPE STALL</text:p>
          </table:table-cell>
          <table:table-cell office:value-type="string">
            <text:p>LW R4,20(R2)</text:p>
          </table:table-cell>
          <table:table-cell office:value-type="string">
            <text:p>LW R3,0(R2)</text:p>
          </table:table-cell>
        </table:table-row>
        <table:table-row table:style-name="ro2">
          <table:table-cell/>
          <table:table-cell office:value-type="string">
            <text:p>20</text:p>
          </table:table-cell>
          <table:table-cell office:value-type="string">
            <text:p>ADD R6,R6,R5</text:p>
          </table:table-cell>
          <table:table-cell office:value-type="string">
            <text:p>MUL R5,R4,R3</text:p>
          </table:table-cell>
          <table:table-cell table:style-name="ce6" office:value-type="string">
            <text:p>NOPE STALL</text:p>
          </table:table-cell>
          <table:table-cell office:value-type="string">
            <text:p>LW R4,20(R2)</text:p>
          </table:table-cell>
        </table:table-row>
        <table:table-row table:style-name="ro2">
          <table:table-cell/>
          <table:table-cell office:value-type="string">
            <text:p>24</text:p>
          </table:table-cell>
          <table:table-cell office:value-type="string">
            <text:p>ADDI R2,R2,4</text:p>
          </table:table-cell>
          <table:table-cell office:value-type="string">
            <text:p>ADD R6,R6,R5</text:p>
          </table:table-cell>
          <table:table-cell office:value-type="string">
            <text:p>MUL R5,R4,R3</text:p>
          </table:table-cell>
          <table:table-cell table:style-name="ce6" office:value-type="string">
            <text:p>NOPE STALL</text:p>
          </table:table-cell>
        </table:table-row>
        <table:table-row table:style-name="ro2">
          <table:table-cell/>
          <table:table-cell office:value-type="string">
            <text:p>28</text:p>
          </table:table-cell>
          <table:table-cell office:value-type="string">
            <text:p>ADDI R1,R1,-1</text:p>
          </table:table-cell>
          <table:table-cell office:value-type="string">
            <text:p>ADDI R2,R2,4</text:p>
          </table:table-cell>
          <table:table-cell office:value-type="string">
            <text:p>ADD R6,R6,R5</text:p>
          </table:table-cell>
          <table:table-cell office:value-type="string">
            <text:p>MUL R5,R4,R3</text:p>
          </table:table-cell>
        </table:table-row>
        <table:table-row table:style-name="ro2">
          <table:table-cell/>
          <table:table-cell office:value-type="string">
            <text:p>2C</text:p>
          </table:table-cell>
          <table:table-cell office:value-type="string">
            <text:p>SFNE R0,R1</text:p>
          </table:table-cell>
          <table:table-cell office:value-type="string">
            <text:p>ADDI R1,R1,-1</text:p>
          </table:table-cell>
          <table:table-cell office:value-type="string">
            <text:p>ADDI R2,R2,4</text:p>
          </table:table-cell>
          <table:table-cell office:value-type="string">
            <text:p>ADD R6,R6,R5</text:p>
          </table:table-cell>
        </table:table-row>
        <table:table-row table:style-name="ro2">
          <table:table-cell/>
          <table:table-cell office:value-type="string">
            <text:p>30</text:p>
          </table:table-cell>
          <table:table-cell office:value-type="string">
            <text:p>BF 10</text:p>
          </table:table-cell>
          <table:table-cell office:value-type="string">
            <text:p>SFNE R0,R1</text:p>
          </table:table-cell>
          <table:table-cell office:value-type="string">
            <text:p>ADDI R1,R1,-1</text:p>
          </table:table-cell>
          <table:table-cell office:value-type="string">
            <text:p>ADDI R2,R2,4</text:p>
          </table:table-cell>
        </table:table-row>
        <table:table-row table:style-name="ro2">
          <table:table-cell/>
          <table:table-cell office:value-type="string">
            <text:p>34</text:p>
          </table:table-cell>
          <table:table-cell office:value-type="string">
            <text:p>SW 0(R0),R6</text:p>
          </table:table-cell>
          <table:table-cell office:value-type="string">
            <text:p>BF 10</text:p>
          </table:table-cell>
          <table:table-cell office:value-type="string">
            <text:p>SFNE R0,R1</text:p>
          </table:table-cell>
          <table:table-cell office:value-type="string">
            <text:p>ADDI R1,R1,-1</text:p>
          </table:table-cell>
        </table:table-row>
        <table:table-row table:style-name="ro2">
          <table:table-cell/>
          <table:table-cell office:value-type="string">
            <text:p>38</text:p>
          </table:table-cell>
          <table:table-cell office:value-type="string">
            <text:p>NOP JMP</text:p>
          </table:table-cell>
          <table:table-cell office:value-type="string">
            <text:p>SW 0(R0),R6</text:p>
          </table:table-cell>
          <table:table-cell office:value-type="string">
            <text:p>BF 10</text:p>
          </table:table-cell>
          <table:table-cell office:value-type="string">
            <text:p>SFNE R0,R1</text:p>
          </table:table-cell>
        </table:table-row>
        <table:table-row table:style-name="ro2">
          <table:table-cell/>
          <table:table-cell office:value-type="string">
            <text:p>3C</text:p>
          </table:table-cell>
          <table:table-cell office:value-type="string">
            <text:p>TRAP 0</text:p>
          </table:table-cell>
          <table:table-cell office:value-type="string">
            <text:p>NOP JMP</text:p>
          </table:table-cell>
          <table:table-cell office:value-type="string">
            <text:p>SW 0(R0),R6</text:p>
          </table:table-cell>
          <table:table-cell office:value-type="string">
            <text:p>BF 10</text:p>
          </table:table-cell>
        </table:table-row>
        <table:table-row table:style-name="ro2">
          <table:table-cell/>
          <table:table-cell office:value-type="string">
            <text:p>40</text:p>
          </table:table-cell>
          <table:table-cell/>
          <table:table-cell office:value-type="string">
            <text:p>TRAP 0</text:p>
          </table:table-cell>
          <table:table-cell office:value-type="string">
            <text:p>NOP JMP</text:p>
          </table:table-cell>
          <table:table-cell office:value-type="string">
            <text:p>SW 0(R0),R6</text:p>
          </table:table-cell>
        </table:table-row>
        <table:table-row table:style-name="ro2">
          <table:table-cell/>
          <table:table-cell office:value-type="string">
            <text:p>44</text:p>
          </table:table-cell>
          <table:table-cell table:number-columns-repeated="2"/>
          <table:table-cell office:value-type="string">
            <text:p>TRAP 0</text:p>
          </table:table-cell>
          <table:table-cell office:value-type="string">
            <text:p>NOP JMP</text:p>
          </table:table-cell>
        </table:table-row>
        <table:table-row table:style-name="ro2">
          <table:table-cell/>
          <table:table-cell office:value-type="string">
            <text:p>48</text:p>
          </table:table-cell>
          <table:table-cell table:number-columns-repeated="3"/>
          <table:table-cell office:value-type="string">
            <text:p>TRAP 0</text:p>
          </table:table-cell>
        </table:table-row>
        <table:table-row table:style-name="ro2">
          <table:table-cell/>
          <table:table-cell office:value-type="string">
            <text:p>4C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5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5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5C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C</text:p>
          </table:table-cell>
          <table:table-cell table:number-columns-repeated="4"/>
        </table:table-row>
        <table:table-row table:style-name="ro2" table:number-rows-repeated="6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 style:data-style-name="N2" text:time-value="0000-00-00T15:15:32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6:03:51.019476491</meta:creation-date>
    <dc:date>2015-02-11T15:27:52</dc:date>
    <meta:editing-duration>PT2H10M14S</meta:editing-duration>
    <meta:editing-cycles>8</meta:editing-cycles>
    <meta:generator>LibreOffice/4.0.4.2$Linux_X86_64 LibreOffice_project/400m0$Build-2</meta:generator>
    <dc:creator>Mattias Ulmstedt</dc:creator>
    <meta:document-statistic meta:table-count="2" meta:cell-count="550" meta:object-count="0"/>
  </office:meta>
</office:document-meta>
</file>